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5" style:family="paragraph" style:parent-style-name="Standard">
      <loext:graphic-properties draw:fill="none"/>
      <style:paragraph-properties fo:margin-left="1.7cm" fo:margin-right="0cm" fo:text-indent="-0.3cm" style:auto-text-indent="false" fo:background-color="transparent"/>
    </style:style>
    <style:style style:name="P6"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0" style:family="paragraph" style:parent-style-name="Standard">
      <style:text-properties fo:font-size="14pt" style:font-size-asian="14pt" style:font-size-complex="14pt"/>
    </style:style>
    <style:style style:name="P11" style:family="paragraph" style:parent-style-name="Standard">
      <style:text-properties fo:font-size="16pt" fo:font-weight="bold" officeooo:paragraph-rsid="0007a9e9" style:font-size-asian="16pt" style:font-weight-asian="bold" style:font-size-complex="16pt" style:font-weight-complex="bold"/>
    </style:style>
    <style:style style:name="P12"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5" style:family="paragraph" style:parent-style-name="Standard">
      <style:text-properties fo:font-size="14pt" fo:font-weight="bold" officeooo:rsid="0013d6e6" officeooo:paragraph-rsid="0013d6e6" style:font-size-asian="14pt" style:font-weight-asian="bold" style:font-size-complex="14pt" style:font-weight-complex="bold"/>
    </style:style>
    <style:style style:name="P16"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17" style:family="paragraph" style:parent-style-name="Standard">
      <style:text-properties fo:font-size="14pt" fo:font-weight="bold" officeooo:rsid="001cf995" officeooo:paragraph-rsid="001cf995" style:font-size-asian="14pt" style:font-weight-asian="bold" style:font-size-complex="14pt" style:font-weight-complex="bold"/>
    </style:style>
    <style:style style:name="P18" style:family="paragraph" style:parent-style-name="Standard">
      <style:text-properties fo:font-size="14pt" fo:font-weight="normal" officeooo:rsid="0013d6e6" officeooo:paragraph-rsid="0013d6e6" style:font-size-asian="14pt" style:font-weight-asian="normal" style:font-size-complex="14pt" style:font-weight-complex="normal"/>
    </style:style>
    <style:style style:name="P19" style:family="paragraph" style:parent-style-name="Standard">
      <style:text-properties fo:font-size="14pt" fo:font-weight="normal" officeooo:rsid="00143aea" officeooo:paragraph-rsid="00143aea" style:font-size-asian="14pt" style:font-weight-asian="normal" style:font-size-complex="14pt" style:font-weight-complex="normal"/>
    </style:style>
    <style:style style:name="P20" style:family="paragraph" style:parent-style-name="Standard">
      <style:text-properties fo:font-size="14pt" fo:font-weight="normal" officeooo:rsid="00143aea" officeooo:paragraph-rsid="001cf995" style:font-size-asian="14pt" style:font-weight-asian="normal" style:font-size-complex="14pt" style:font-weight-complex="normal"/>
    </style:style>
    <style:style style:name="P21" style:family="paragraph" style:parent-style-name="Standard">
      <style:text-properties officeooo:paragraph-rsid="001158c0"/>
    </style:style>
    <style:style style:name="P2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309cc"/>
    </style:style>
    <style:style style:name="P23" style:family="paragraph" style:parent-style-name="Standard">
      <loext:graphic-properties draw:fill="none"/>
      <style:paragraph-properties fo:margin-left="0.801cm" fo:margin-right="0cm" fo:text-indent="0cm" style:auto-text-indent="false" fo:background-color="transparent"/>
    </style:style>
    <style:style style:name="P24"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25" style:family="paragraph" style:parent-style-name="Standard">
      <style:text-properties fo:font-size="12pt" fo:font-weight="normal" officeooo:rsid="0013d6e6" officeooo:paragraph-rsid="0013d6e6" style:font-size-asian="12pt" style:font-weight-asian="normal" style:font-size-complex="12pt" style:font-weight-complex="normal"/>
    </style:style>
    <style:style style:name="P26"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27" style:family="paragraph" style:parent-style-name="Standard">
      <style:text-properties fo:font-size="12pt" fo:font-weight="normal" officeooo:rsid="001158c0" officeooo:paragraph-rsid="0018dc26" style:font-size-asian="12pt" style:font-weight-asian="normal" style:font-size-complex="12pt" style:font-weight-complex="normal"/>
    </style:style>
    <style:style style:name="P28" style:family="paragraph" style:parent-style-name="Standard">
      <style:text-properties fo:font-size="12pt" fo:font-weight="normal" officeooo:rsid="001158c0" officeooo:paragraph-rsid="00171cf8" style:font-size-asian="12pt" style:font-weight-asian="normal" style:font-size-complex="12pt" style:font-weight-complex="normal"/>
    </style:style>
    <style:style style:name="P29" style:family="paragraph" style:parent-style-name="Standard">
      <style:text-properties fo:font-size="12pt" fo:font-weight="normal" officeooo:rsid="001158c0" officeooo:paragraph-rsid="001158c0" style:font-size-asian="12pt" style:font-weight-asian="normal" style:font-size-complex="12pt" style:font-weight-complex="normal"/>
    </style:style>
    <style:style style:name="P30" style:family="paragraph" style:parent-style-name="Standard">
      <style:text-properties fo:font-size="12pt" fo:font-weight="normal" officeooo:rsid="001bac1d" officeooo:paragraph-rsid="001bac1d" style:font-size-asian="12pt" style:font-weight-asian="normal" style:font-size-complex="12pt" style:font-weight-complex="normal"/>
    </style:style>
    <style:style style:name="P31" style:family="paragraph" style:parent-style-name="Standard">
      <style:text-properties fo:font-size="12pt" fo:font-weight="normal" officeooo:rsid="00216c1e" officeooo:paragraph-rsid="00216c1e" style:font-size-asian="12pt" style:font-weight-asian="normal" style:font-size-complex="12pt" style:font-weight-complex="normal"/>
    </style:style>
    <style:style style:name="P32" style:family="paragraph" style:parent-style-name="Standard">
      <style:text-properties fo:font-size="12pt" fo:font-weight="bold" officeooo:rsid="00171cf8" officeooo:paragraph-rsid="00171cf8" style:font-size-asian="12pt" style:font-weight-asian="bold" style:font-size-complex="12pt" style:font-weight-complex="bold"/>
    </style:style>
    <style:style style:name="P33" style:family="paragraph" style:parent-style-name="Standard">
      <style:text-properties fo:font-size="12pt" fo:font-weight="bold" officeooo:rsid="0013d6e6" officeooo:paragraph-rsid="0013d6e6" style:font-size-asian="12pt" style:font-weight-asian="bold" style:font-size-complex="12pt" style:font-weight-complex="bold"/>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style:style style:name="T11" style:family="text">
      <style:text-properties officeooo:rsid="001158c0"/>
    </style:style>
    <style:style style:name="T12" style:family="text">
      <style:text-properties officeooo:rsid="001309cc"/>
    </style:style>
    <style:style style:name="T13" style:family="text">
      <style:text-properties officeooo:rsid="0013d6e6"/>
    </style:style>
    <style:style style:name="T14" style:family="text">
      <style:text-properties officeooo:rsid="00143aea"/>
    </style:style>
    <style:style style:name="T15" style:family="text">
      <style:text-properties officeooo:rsid="00171cf8"/>
    </style:style>
    <style:style style:name="T16" style:family="text">
      <style:text-properties officeooo:rsid="0018dc26"/>
    </style:style>
    <style:style style:name="T17" style:family="text">
      <style:text-properties officeooo:rsid="001a00cc"/>
    </style:style>
    <style:style style:name="T18" style:family="text">
      <style:text-properties fo:font-style="italic" officeooo:rsid="001a00cc" style:font-style-asian="italic" style:font-style-complex="italic"/>
    </style:style>
    <style:style style:name="T19" style:family="text">
      <style:text-properties officeooo:rsid="001ca6fa"/>
    </style:style>
    <style:style style:name="T20" style:family="text">
      <style:text-properties officeooo:rsid="001cf995"/>
    </style:style>
    <style:style style:name="T21" style:family="text">
      <style:text-properties officeooo:rsid="001ecb12"/>
    </style:style>
    <style:style style:name="T22" style:family="text">
      <style:text-properties officeooo:rsid="002032a0"/>
    </style:style>
    <style:style style:name="T23" style:family="text">
      <style:text-properties officeooo:rsid="0020b393"/>
    </style:style>
    <style:style style:name="T24" style:family="text">
      <style:text-properties fo:font-weight="normal" officeooo:rsid="00216c1e" style:font-weight-asian="normal" style:font-weight-complex="normal"/>
    </style:style>
    <style:style style:name="T25" style:family="text">
      <style:text-properties officeooo:rsid="0021f3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1. Cahier de charges : </text:span>MasterMind</text:p>
      <text:p text:style-name="Standard"/>
      <text:p text:style-name="P10"><text:span text:style-name="T8">1.1 </text:span><text:span text:style-name="T7">Contexte et définition du problème</text:span></text:p>
      <text:p text:style-name="P8"/>
      <text:p text:style-name="P21"><text:span text:style-name="T11">Nous avons</text:span> étudié les différent<text:span text:style-name="T11">es</text:span> couches réseau et travaillé sur les protocoles ARP, IP, TCP et UDP. Dans ce projet, <text:span text:style-name="T11">le but est de programmer une application s’utilisant </text:span>à distance grâce <text:span text:style-name="T11">à</text:span> un programme serveur (en remote) et un programme client (en local). <text:span text:style-name="T11">L’application doit être</text:span> algorithmiquement simple, ce qui nous <text:span text:style-name="T11">permettra</text:span> de nous centrer sur la partie réseau. <text:span text:style-name="T11">Pour se faire, les deux programmes doivent contenir une partie de connexion des deux machines et une partie d’exécution du logiciel. </text:span></text:p>
      <text:p text:style-name="Standard"/>
      <text:p text:style-name="P10"><text:span text:style-name="T8">1.2</text:span><text:span text:style-name="T7"> Objectif</text:span></text:p>
      <text:p text:style-name="P8"/>
      <text:p text:style-name="Standard"><text:span text:style-name="T11">Le logiciel choisi est le</text:span><text:span text:style-name="T2"> jeu</text:span> MasterMind <text:span text:style-name="T11">auquel il faut </text:span><text:span text:style-name="T2">pouvoir jouer en distanciel. Le cœur du jeu passe en remote, dans un serveur. Le joueur aura un programme </text:span><text:span text:style-name="T11">client </text:span><text:span text:style-name="T2">pour </text:span><text:span text:style-name="T11">pouvoir se</text:span><text:span text:style-name="T2"> connecter </text:span><text:span text:style-name="T11">au</text:span><text:span text:style-name="T2"> serveur </text:span><text:span text:style-name="T11">et échanger des informations (les tentatives du jeu ou le choix du niveau de difficulté)</text:span><text:span text:style-name="T2">. </text:span><text:span text:style-name="T11">Un des objectifs fixés est la possibilité du serveur de connecter plusieurs joueurs qui pourront effectuer des parties simultanées sur le serveur sans que les informations transmises ne se mélangent et ceux sans maximum de joueurs</text:span><text:span text:style-name="T2">.</text:span></text:p>
      <text:p text:style-name="Standard"/>
      <text:p text:style-name="P8"><text:span text:style-name="T1">1.3</text:span> Spécificités techniques de l’application</text:p>
      <text:p text:style-name="P8"/>
      <text:p text:style-name="P7"><text:span text:style-name="T1">1.3.1</text:span> <text:span text:style-name="T2">Le</text:span> jeu : MasterMind</text:p>
      <text:p text:style-name="P7"/>
      <text:p text:style-name="P22"><text:span text:style-name="T8">I</text:span><text:span text:style-name="T7"> Présentation</text:span> : MasterMind est un jeu <text:s/>de réflexion et de déduction pour deux joueurs dont le but est de trouver la combinaison secrète de 4 couleurs entre les co<text:span text:style-name="T2">u</text:span>leurs disponibles. <text:span text:style-name="T12">L’ordre des couleurs de la combinaison secrète est important et il est possible qu’elle soit composée de la même couleurs placées plusieurs fois dans la séquence (exemple : jeune-vert-jaune-bleu). </text:span><text:s/>Originalement, <text:span text:style-name="T12">un premier </text:span>joueur cré<text:span text:style-name="T12">é</text:span> <text:span text:style-name="T12">une</text:span> combinaison <text:span text:style-name="T12">secrète (</text:span>codeur<text:span text:style-name="T12">)</text:span>, et l<text:span text:style-name="T12">e second </text:span>essaie de la déchiffrer <text:span text:style-name="T12">(</text:span>déchiffreur<text:span text:style-name="T12">)</text:span>. Dans cette version, l’ordinateur joue le rôle de codeur, et l<text:span text:style-name="T3">e joueur</text:span> le rôle de déchiffreur. <text:span text:style-name="T12">De plus, il faut que le joueur puisse choisir le difficulté avec lequel il souhaite jouer qui correspond au nombre de couleurs différentes possibles dans la combinaison : 5,6 ou 7 couleurs. <text:s/></text:span></text:p>
      <text:p text:style-name="P3"/>
      <text:p text:style-name="P3"><text:span text:style-name="T8">II</text:span><text:span text:style-name="T7"> Objectif </text:span>: Le jeu consiste <text:span text:style-name="T12">à</text:span> deviner la combinaison secrète de 4 couleurs <text:span text:style-name="T12">créée </text:span>entre les couleurs disponibles <text:span text:style-name="T12">et la deviner</text:span> <text:span text:style-name="T12">avec le moins de tours possibles</text:span>. <text:span text:style-name="T4">Les couleurs disponibles dépendent de la difficulté choisie. </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À chaque tour, le joueur donne une combinaison de 4 couleurs <text:span text:style-name="T12">appelée tentative</text:span>, après laquelle l'ordinateur va répondre :</text:p>
      <text:p text:style-name="P6">- Combien <text:span text:style-name="T12">de </text:span>couleurs sont <text:span text:style-name="T12">à</text:span> la bonne place. </text:p>
      <text:p text:style-name="P5">- Combien <text:span text:style-name="T12">de </text:span>couleurs sont <text:span text:style-name="T12">bien </text:span>présent<text:span text:style-name="T12">es</text:span> dans la combinaison secrète mais sont mal placé<text:span text:style-name="T13">e</text:span>s <text:span text:style-name="T4">(les couleurs bien placé</text:span><text:span text:style-name="T13">e</text:span><text:span text:style-name="T4">s ne comptent pas </text:span><text:span text:style-name="T13">à nouveau dans lu nombre de mal placé en cas de répétition de couleurs</text:span><text:span text:style-name="T4">).</text:span></text:p>
      <text:p text:style-name="P3">La partie se <text:span text:style-name="T13">termine </text:span>quand le joueur trouve la combinaison secrète. Le nombre d'essais possible est infini mais l<text:span text:style-name="T13">e calcul du score</text:span> final dépend inversement du nombre de tours nécessités.</text:p>
      <text:p text:style-name="P3"/>
      <text:p text:style-name="Standard"/>
      <text:p text:style-name="P7"><text:span text:style-name="T1">1.</text:span><text:span text:style-name="T6">3.</text:span><text:span text:style-name="T1">2</text:span> Application</text:p>
      <text:p text:style-name="P7"><text:soft-page-break/></text:p>
      <text:p text:style-name="Standard">L'application <text:span text:style-name="T5">sera</text:span> implémentée pour pouvoir jouer à distance. Pour cela, l'application compte <text:span text:style-name="T5">deux programmes : </text:span>un serveur TCP et un client TCP. Ce protocole permet d'établir une connexion entre le client <text:span text:style-name="T13">et </text:span>le serveur et s'assure de l’intégrité et <text:span text:style-name="T13">du</text:span> transfert de tous les paquets.</text:p>
      <text:p text:style-name="Standard"/>
      <text:p text:style-name="P4"><text:span text:style-name="T10">I</text:span><text:span text:style-name="T8"> Serveur</text:span><text:span text:style-name="T1"> </text:span>: ce <text:span text:style-name="T5">programme </text:span>compte toutes les fonctions nécessaires pour <text:span text:style-name="T13">établir une</text:span> connexion TCP, toutes les fonctions du jeu, ainsi que toutes les fonctions nécessaires pour traiter l'information du jeu à partir du format reçu par le réseau et vice-versa. <text:span text:style-name="T13">Enfin</text:span><text:span text:style-name="T5">, il permet la connexion en parallèle d’autant </text:span><text:span text:style-name="T13">de</text:span><text:span text:style-name="T5"> clients </text:span><text:span text:style-name="T13">que</text:span><text:span text:style-name="T5"> n</text:span><text:span text:style-name="T13">écessaires</text:span><text:span text:style-name="T5">. </text:span></text:p>
      <text:p text:style-name="P3"/>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avec des fonctions de gestion d'information entre l'interface joueur et le format du message envoyé par le réseau au serveur. Cette interface est une simple console qui lit les couleurs <text:span text:style-name="T13">proposées par le</text:span> jo<text:span text:style-name="T5">u</text:span>eur et imprime la réponse du serveur. </text:p>
      <text:p text:style-name="Standard"/>
      <text:p text:style-name="P8"><text:span text:style-name="T1">1.3</text:span> Budget du projet</text:p>
      <text:p text:style-name="P8"/>
      <text:p text:style-name="Standard">Malheureusement <text:span text:style-name="T13">ce</text:span> projet est gratuit.</text:p>
      <text:p text:style-name="Standard"/>
      <text:p text:style-name="P8"><text:span text:style-name="T1">1.4 </text:span>Délais de réalisation de l’app<text:span text:style-name="T5">lication</text:span></text:p>
      <text:p text:style-name="P8"/>
      <text:p text:style-name="Standard">Livraison le <text:span text:style-name="T5">01/12/</text:span>2023.</text:p>
      <text:p text:style-name="Standard"/>
      <text:p text:style-name="P2"/>
      <text:p text:style-name="P12">2. Application en détail.</text:p>
      <text:p text:style-name="P12"/>
      <text:p text:style-name="P9">2.1 Structure : protocoles, solutions choisies, …</text:p>
      <text:p text:style-name="P9"/>
      <text:p text:style-name="P16">Quel protocole de transport choisir ? </text:p>
      <text:p text:style-name="P25"><text:span text:style-name="T14">Le protocole TCP est le plus adapté au jeu MasterMind car l’intégrité des données transférées est plus important dans ce type de logiciel que la rapidité et l’instantanéité de l’information fournit par UDP. En effet la transmission intact des strings des combinaisons et inversement le retour du résultat fournit par le serveur est essentiel pour le déroulement du jeu. </text:span></text:p>
      <text:p text:style-name="P18"/>
      <text:p text:style-name="P16">Établir la connexion ? </text:p>
      <text:p text:style-name="P20">Création de l’adresse IP et du port. <text:span text:style-name="T23">Protocole IP. Protocole ARP.</text:span></text:p>
      <text:p text:style-name="P20"><text:span text:style-name="T20">Attente de connexion du serveur </text:span></text:p>
      <text:p text:style-name="P20"><text:span text:style-name="T20">Client qui engendre la connexion</text:span> </text:p>
      <text:p text:style-name="P19">→ création de la socket</text:p>
      <text:p text:style-name="P19"/>
      <text:p text:style-name="P16">Appeler les fonctions du jeu (serveur)</text:p>
      <text:p text:style-name="P17">Lecture des tentatives du client </text:p>
      <text:p text:style-name="P16"/>
      <text:p text:style-name="P16"><text:span text:style-name="T19">Problème de la taille</text:span> des informations <text:span text:style-name="T19">échangées</text:span> (format) :</text:p>
      <text:p text:style-name="P30">Pour échanger des messages avec les fonctions h_read<text:span text:style-name="T19">s</text:span> et h_write<text:span text:style-name="T19">s</text:span> il est nécessaire de connaître la taille des messages envoyés et qui doivent être lu pour ne pas bloquer une des parties en attente constante d’informations. Pour cela, deux fonctions auxiliaires ont été créées, SendMessages et LireMessage, pour attribuer un nouveau format au messages précisant le nombre d’octets envoyés <text:soft-page-break/>et qui doivent être lus par le serveur ou le client. La fonction SendMessages rajoute <text:span text:style-name="T21">trois</text:span> bytes en début de messages pour préciser la taille des messages envoyés <text:span text:style-name="T21">(2 bytes + fin de chaîne)</text:span>. La fonction LireMessage permet à la machine réceptrice d’un message de lire tout d’abord seulement les 2 premiers bytes du message qui veut être reçu et correspondant à la taille des données qui vont être reçues. Ensuite grâce à cette informations la lecture par h-read<text:span text:style-name="T19">s</text:span> peut être effectué en connaissant la taille exacte des données.</text:p>
      <text:p text:style-name="P18"/>
      <text:p text:style-name="P16">Rajout de la fonction multijoueurs en parallèle </text:p>
      <text:p text:style-name="P25"><text:span text:style-name="T14">Fork</text:span> </text:p>
      <text:p text:style-name="P25"/>
      <text:p text:style-name="P31">Si erreurs dans la saisie : </text:p>
      <text:p text:style-name="P33"><text:tab/><text:span text:style-name="T24">du niveau de difficulté </text:span></text:p>
      <text:p text:style-name="P33"><text:span text:style-name="T24"><text:tab/>de la séquence</text:span></text:p>
      <text:p text:style-name="P33"/>
      <text:p text:style-name="P15"/>
      <text:p text:style-name="P9">2.2 Exemples ??</text:p>
      <text:p text:style-name="P9"/>
      <text:p text:style-name="P9">2.3 Code source.</text:p>
      <text:p text:style-name="P26">Il est possible de retrouver tout le code commenté du projet dans le dossier code et dans ses différentes sous-dossier. </text:p>
      <text:p text:style-name="P32"/>
      <text:p text:style-name="P27">Description des différents fichiers du dossier :</text:p>
      <text:p text:style-name="P27"/>
      <text:p text:style-name="P27"><text:span text:style-name="T16">Les fichiers de code avec </text:span><text:span text:style-name="T17">l’extension de nom de fichier </text:span><text:span text:style-name="T16">.c sont accompagné</text:span><text:span text:style-name="T17">s</text:span><text:span text:style-name="T16"> d’un fichier </text:span><text:span text:style-name="T17">d’extension de nom </text:span><text:span text:style-name="T16"><text:s/>.h </text:span><text:span text:style-name="T17">(</text:span><text:span text:style-name="T18">headers</text:span><text:span text:style-name="T17">) contenant les entêtes</text:span><text:span text:style-name="T16"> </text:span><text:span text:style-name="T17">utiles pour la</text:span><text:span text:style-name="T16"> compilation. </text:span></text:p>
      <text:p text:style-name="P27"/>
      <text:p text:style-name="P26"><text:span text:style-name="T7">Autres </text:span>: </text:p>
      <text:p text:style-name="P26"><text:tab/>essaiCurses.c</text:p>
      <text:p text:style-name="P26"><text:tab/>mastermind_test.c : pouvoir tester les fonctions du jeu dans la console sans établir de connexion</text:p>
      <text:p text:style-name="P26"><text:span text:style-name="T7">Client </text:span>:</text:p>
      <text:p text:style-name="P26"><text:tab/>- client.c : <text:span text:style-name="T25">contient la fonction main du client appelant toutes les fonctions pour établir la connexion et jouer. </text:span></text:p>
      <text:p text:style-name="P26"><text:tab/>- mastermindClient.c : <text:span text:style-name="T25">contient les fonctions du jeu associé à la partie client dont fonctions pour les messages de début et de fin de partie, la saisie de la séquence tentative,la conversion de type de la séquence, réception des messages, etc. </text:span></text:p>
      <text:p text:style-name="P26"><text:span text:style-name="T7">Connexion </text:span>:</text:p>
      <text:p text:style-name="P26"><text:tab/>- fonc.c : fonctions d’aide de gestion de la connexion <text:span text:style-name="T16">fournit pour le TP</text:span></text:p>
      <text:p text:style-name="P26"><text:tab/>- fonctions_aux.c : <text:span text:style-name="T17">fonctions </text:span><text:s/><text:span text:style-name="T22">pour échanger des informations en connaissant la taille des messages voulant être transmis</text:span><text:span text:style-name="T17"> </text:span></text:p>
      <text:p text:style-name="P26"><text:span text:style-name="T7">Outils </text:span>: </text:p>
      <text:p text:style-name="P26"><text:tab/>- outils.c</text:p>
      <text:p text:style-name="P26"><text:tab/>- verificationInput.c</text:p>
      <text:p text:style-name="P26"><text:tab/></text:p>
      <text:p text:style-name="P28"><text:span text:style-name="T7">Serveur </text:span>: </text:p>
      <text:p text:style-name="P28"><text:span text:style-name="T15"><text:tab/>- mastermidServeur.c</text:span></text:p>
      <text:p text:style-name="P29"><text:tab/>- <text:span text:style-name="T15">serveur.c</text:span></text:p>
      <text:p text:style-name="P29"/>
      <text:p text:style-name="P32">+ makeFile : <text:span text:style-name="T17">pour compiler les fichiers et créer les exécutables avant de pouvoir jou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26T19:20:41.780345295</dc:date>
    <meta:editing-duration>PT1H25M5S</meta:editing-duration>
    <meta:editing-cycles>22</meta:editing-cycles>
    <meta:generator>LibreOffice/7.3.7.2$Linux_X86_64 LibreOffice_project/30$Build-2</meta:generator>
    <meta:document-statistic meta:table-count="0" meta:image-count="0" meta:object-count="0" meta:page-count="3" meta:paragraph-count="61" meta:word-count="1164" meta:character-count="7200" meta:non-whitespace-character-count="6053"/>
  </office:meta>
</office:document-meta>
</file>